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svg:stroke-width="0.081cm" svg:stroke-color="#ffffff" draw:marker-start-width="0.321cm" draw:marker-end-width="0.321cm" draw:fill="solid" draw:fill-color="#19191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3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ff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9900" draw:fill="none" draw:fill-color="#ffffff" draw:textarea-horizontal-align="left" draw:auto-grow-height="true" draw:auto-grow-width="true" fo:min-height="0.502cm" fo:min-width="0.212cm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solid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ffff" draw:marker-start-width="0.321cm" draw:marker-end-width="0.321cm" draw:fill="solid" draw:fill-color="#191919" draw:textarea-horizontal-align="justify" draw:textarea-vertical-align="middle" draw:auto-grow-height="false" fo:min-height="1.42cm" fo:min-width="1.621cm" fo:padding-top="0.165cm" fo:padding-bottom="0.165cm" fo:padding-left="0.29cm" fo:padding-right="0.29cm"/>
    </style:style>
    <style:style style:name="gr9" style:family="graphic" style:parent-style-name="standard">
      <style:graphic-properties svg:stroke-width="0.053cm" svg:stroke-color="#ec1d9c" draw:marker-start-width="0.279cm" draw:marker-end-width="0.279cm" draw:fill="none" draw:textarea-vertical-align="middle" draw:auto-grow-height="false" fo:min-height="2.922cm" fo:min-width="0cm" fo:padding-top="0.151cm" fo:padding-bottom="0.151cm" fo:padding-left="0.276cm" fo:padding-right="0.276cm"/>
    </style:style>
    <style:style style:name="gr10" style:family="graphic" style:parent-style-name="standard">
      <style:graphic-properties svg:stroke-color="#ec1d9c" draw:fill-color="#ec1d9c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191919"/>
      <style:paragraph-properties fo:text-align="center"/>
    </style:style>
    <style:style style:name="P2" style:family="paragraph">
      <style:text-properties fo:color="#ffffff"/>
    </style:style>
    <style:style style:name="P3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4" style:family="paragraph">
      <loext:graphic-properties draw:fill="none"/>
      <style:paragraph-properties fo:text-align="center"/>
      <style:text-properties fo:color="#009900"/>
    </style:style>
    <style:style style:name="P5" style:family="paragraph">
      <style:text-properties fo:color="#ff0000"/>
    </style:style>
    <style:style style:name="P6" style:family="paragraph">
      <loext:graphic-properties draw:fill="none" draw:fill-color="#ffffff"/>
      <style:text-properties fo:color="#ff0000" fo:font-size="18pt"/>
    </style:style>
    <style:style style:name="P7" style:family="paragraph">
      <style:text-properties fo:color="#00ff00"/>
    </style:style>
    <style:style style:name="P8" style:family="paragraph">
      <loext:graphic-properties draw:fill="none" draw:fill-color="#ffffff"/>
      <style:text-properties fo:color="#00ff00" fo:font-size="18pt"/>
    </style:style>
    <style:style style:name="P9" style:family="paragraph">
      <style:text-properties fo:color="#0000ff"/>
    </style:style>
    <style:style style:name="P10" style:family="paragraph">
      <loext:graphic-properties draw:fill="none" draw:fill-color="#ffffff"/>
      <style:text-properties fo:color="#0000ff" fo:font-size="18pt"/>
    </style:style>
    <style:style style:name="P11" style:family="paragraph">
      <loext:graphic-properties draw:fill="none" draw:fill-color="#ff0000"/>
      <style:paragraph-properties fo:text-align="center"/>
    </style:style>
    <style:style style:name="P12" style:family="paragraph">
      <loext:graphic-properties draw:fill="solid" draw:fill-color="#ff0000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ec1d9c"/>
      <style:paragraph-properties fo:text-align="center"/>
    </style:style>
    <style:style style:name="T1" style:family="text">
      <style:text-properties fo:color="#ffffff" fo:font-size="16pt" style:font-size-asian="16pt" style:font-size-complex="16pt"/>
    </style:style>
    <style:style style:name="T2" style:family="text">
      <style:text-properties fo:color="#ffffff" style:text-position="-33% 58%" fo:font-size="16pt" style:font-size-asian="16pt" style:font-size-complex="16pt"/>
    </style:style>
    <style:style style:name="T3" style:family="text">
      <style:text-properties fo:color="#ffffff" style:text-position="0% 100%" fo:font-size="16pt" style:font-size-asian="16pt" style:font-size-complex="16pt"/>
    </style:style>
    <style:style style:name="T4" style:family="text">
      <style:text-properties fo:color="#ff0000" fo:font-size="18pt"/>
    </style:style>
    <style:style style:name="T5" style:family="text">
      <style:text-properties fo:color="#ff0000" style:text-position="-33% 58%" fo:font-size="18pt"/>
    </style:style>
    <style:style style:name="T6" style:family="text">
      <style:text-properties fo:color="#00ff00" style:text-position="0% 100%" fo:font-size="18pt"/>
    </style:style>
    <style:style style:name="T7" style:family="text">
      <style:text-properties fo:color="#00ff00" style:text-position="-33% 58%" fo:font-size="18pt"/>
    </style:style>
    <style:style style:name="T8" style:family="text">
      <style:text-properties fo:color="#0000ff" style:text-position="0% 100%" fo:font-size="18pt"/>
    </style:style>
    <style:style style:name="T9" style:family="text">
      <style:text-properties fo:color="#0000ff" style:text-position="-33% 58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custom-shape draw:style-name="gr1" draw:text-style-name="P1" draw:layer="layout" svg:width="2.2cm" svg:height="2.8cm" svg:x="3.8cm" svg:y="5.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3" draw:layer="layout" svg:width="1.624cm" svg:height="1.014cm" svg:x="4.1cm" svg:y="4cm">
          <draw:text-box>
            <text:p text:style-name="P2"><text:span text:style-name="T1">P(t</text:span><text:span text:style-name="T2">A</text:span><text:span text:style-name="T3">)</text:span></text:p>
          </draw:text-box>
        </draw:frame>
        <draw:line draw:style-name="gr3" draw:text-style-name="P4" draw:layer="layout" svg:x1="1.567cm" svg:y1="9.475cm" svg:x2="1.567cm" svg:y2="6.234cm">
          <text:p/>
        </draw:line>
        <draw:line draw:style-name="gr4" draw:text-style-name="P4" draw:layer="layout" svg:x1="1.567cm" svg:y1="9.475cm" svg:x2="4.977cm" svg:y2="9.483cm">
          <text:p/>
        </draw:line>
        <draw:frame draw:style-name="gr5" draw:text-style-name="P6" draw:layer="layout" svg:width="1.023cm" svg:height="1.114cm" svg:x="1.289cm" svg:y="9.686cm">
          <draw:text-box>
            <text:p text:style-name="P5"><text:span text:style-name="T4">x</text:span><text:span text:style-name="T5">0</text:span></text:p>
          </draw:text-box>
        </draw:frame>
        <draw:frame draw:style-name="gr5" draw:text-style-name="P8" draw:layer="layout" svg:width="1.023cm" svg:height="1.114cm" svg:x="5cm" svg:y="9.086cm">
          <draw:text-box>
            <text:p text:style-name="P7"><text:span text:style-name="T6">y</text:span><text:span text:style-name="T7">0</text:span></text:p>
          </draw:text-box>
        </draw:frame>
        <draw:frame draw:style-name="gr5" draw:text-style-name="P10" draw:layer="layout" svg:width="1.023cm" svg:height="1.114cm" svg:x="1.428cm" svg:y="5.424cm">
          <draw:text-box>
            <text:p text:style-name="P9"><text:span text:style-name="T8">z</text:span><text:span text:style-name="T9">0</text:span></text:p>
          </draw:text-box>
        </draw:frame>
        <draw:custom-shape draw:style-name="gr6" draw:text-style-name="P11" draw:layer="layout" svg:width="0.417cm" svg:height="0.405cm" svg:x="1.359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139cm" svg:height="0.135cm" svg:x="1.498cm" svg:y="9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2cm" svg:height="2.8cm" svg:x="7.2cm" svg:y="5.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3" draw:layer="layout" svg:width="1.624cm" svg:height="1.014cm" svg:x="6.976cm" svg:y="4.086cm">
          <draw:text-box>
            <text:p text:style-name="P2"><text:span text:style-name="T1">P(t</text:span><text:span text:style-name="T2">B</text:span><text:span text:style-name="T3">)</text:span></text:p>
          </draw:text-box>
        </draw:frame>
        <draw:custom-shape draw:style-name="gr9" draw:text-style-name="P13" draw:layer="layout" svg:width="0.7cm" svg:height="3.4cm" draw:transform="rotate (1.5707963267949) translate (3.8cm 8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4" draw:layer="layout" svg:width="0.3cm" svg:height="0.3cm" svg:x="3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0.3cm" svg:height="0.3cm" svg:x="7.1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0.3cm" svg:height="0.3cm" svg:x="5.8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0.3cm" svg:height="0.3cm" svg:x="9.3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7cm" svg:height="3.4cm" draw:transform="rotate (1.5707963267949) translate (6cm 6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4-03T20:17:20.778000000</dc:date>
    <meta:editing-duration>PT14M19S</meta:editing-duration>
    <meta:editing-cycles>7</meta:editing-cycles>
    <meta:generator>LibreOffice/6.2.7.1$Windows_X86_64 LibreOffice_project/23edc44b61b830b7d749943e020e96f5a7df63bf</meta:generator>
    <meta:document-statistic meta:object-count="17"/>
  </office:meta>
</office:document-meta>
</file>